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6d0de" officeooo:paragraph-rsid="0016d0de"/>
    </style:style>
    <style:style style:name="P2" style:family="paragraph" style:parent-style-name="Standard">
      <style:text-properties officeooo:rsid="00193780" officeooo:paragraph-rsid="00193780"/>
    </style:style>
    <style:style style:name="P3" style:family="paragraph" style:parent-style-name="Standard">
      <style:text-properties officeooo:rsid="0019bd20" officeooo:paragraph-rsid="0019bd20"/>
    </style:style>
    <style:style style:name="P4" style:family="paragraph" style:parent-style-name="Standard">
      <style:text-properties officeooo:rsid="0019bd20" officeooo:paragraph-rsid="0074ae64"/>
    </style:style>
    <style:style style:name="P5" style:family="paragraph" style:parent-style-name="Standard">
      <style:text-properties officeooo:rsid="001c3137" officeooo:paragraph-rsid="001c3137"/>
    </style:style>
    <style:style style:name="P6" style:family="paragraph" style:parent-style-name="Standard">
      <style:text-properties officeooo:rsid="001f693c" officeooo:paragraph-rsid="001f693c"/>
    </style:style>
    <style:style style:name="P7" style:family="paragraph" style:parent-style-name="Standard">
      <style:text-properties officeooo:rsid="00211a35" officeooo:paragraph-rsid="00211a35"/>
    </style:style>
    <style:style style:name="P8" style:family="paragraph" style:parent-style-name="Standard">
      <style:text-properties officeooo:rsid="00223c77" officeooo:paragraph-rsid="00223c77"/>
    </style:style>
    <style:style style:name="P9" style:family="paragraph" style:parent-style-name="Standard">
      <style:text-properties officeooo:rsid="002336c0" officeooo:paragraph-rsid="002336c0"/>
    </style:style>
    <style:style style:name="P10" style:family="paragraph" style:parent-style-name="Standard">
      <style:text-properties officeooo:rsid="0024f581" officeooo:paragraph-rsid="0024f581"/>
    </style:style>
    <style:style style:name="P11" style:family="paragraph" style:parent-style-name="Standard">
      <style:text-properties officeooo:rsid="0026409d" officeooo:paragraph-rsid="0026409d"/>
    </style:style>
    <style:style style:name="P12" style:family="paragraph" style:parent-style-name="Standard">
      <style:text-properties officeooo:rsid="00281b9f" officeooo:paragraph-rsid="00281b9f"/>
    </style:style>
    <style:style style:name="P13" style:family="paragraph" style:parent-style-name="Standard">
      <style:text-properties officeooo:rsid="00284ea8" officeooo:paragraph-rsid="00284ea8"/>
    </style:style>
    <style:style style:name="P14" style:family="paragraph" style:parent-style-name="Standard">
      <style:text-properties officeooo:rsid="00284ea8" officeooo:paragraph-rsid="009f4fe4"/>
    </style:style>
    <style:style style:name="P15" style:family="paragraph" style:parent-style-name="Standard">
      <style:text-properties officeooo:rsid="002bac99" officeooo:paragraph-rsid="002bac99"/>
    </style:style>
    <style:style style:name="P16" style:family="paragraph" style:parent-style-name="Standard">
      <style:text-properties officeooo:rsid="002bac99" officeooo:paragraph-rsid="007e000d"/>
    </style:style>
    <style:style style:name="P17" style:family="paragraph" style:parent-style-name="Standard">
      <style:text-properties officeooo:rsid="002bfb81" officeooo:paragraph-rsid="002bfb81"/>
    </style:style>
    <style:style style:name="P18" style:family="paragraph" style:parent-style-name="Standard">
      <style:text-properties officeooo:rsid="00304866" officeooo:paragraph-rsid="00304866"/>
    </style:style>
    <style:style style:name="P19" style:family="paragraph" style:parent-style-name="Standard">
      <style:text-properties officeooo:rsid="0030e687" officeooo:paragraph-rsid="0030e687"/>
    </style:style>
    <style:style style:name="P20" style:family="paragraph" style:parent-style-name="Standard">
      <style:text-properties officeooo:rsid="0034f5bf" officeooo:paragraph-rsid="0034f5bf"/>
    </style:style>
    <style:style style:name="P21" style:family="paragraph" style:parent-style-name="Standard">
      <style:text-properties officeooo:rsid="0034f5bf" officeooo:paragraph-rsid="00a4e939"/>
    </style:style>
    <style:style style:name="P22" style:family="paragraph" style:parent-style-name="Standard">
      <style:text-properties officeooo:rsid="0035675f" officeooo:paragraph-rsid="0035675f"/>
    </style:style>
    <style:style style:name="P23" style:family="paragraph" style:parent-style-name="Standard">
      <style:text-properties officeooo:rsid="00366148" officeooo:paragraph-rsid="00366148"/>
    </style:style>
    <style:style style:name="P24" style:family="paragraph" style:parent-style-name="Standard">
      <style:text-properties officeooo:rsid="00366148" officeooo:paragraph-rsid="004ebf18"/>
    </style:style>
    <style:style style:name="P25" style:family="paragraph" style:parent-style-name="Standard">
      <style:text-properties officeooo:rsid="00378e47" officeooo:paragraph-rsid="00378e47"/>
    </style:style>
    <style:style style:name="P26" style:family="paragraph" style:parent-style-name="Standard">
      <style:text-properties officeooo:rsid="0039a6c8" officeooo:paragraph-rsid="0039a6c8"/>
    </style:style>
    <style:style style:name="P27" style:family="paragraph" style:parent-style-name="Standard">
      <style:text-properties officeooo:rsid="0039a6c8" officeooo:paragraph-rsid="003a2986"/>
    </style:style>
    <style:style style:name="P28" style:family="paragraph" style:parent-style-name="Standard">
      <style:text-properties officeooo:rsid="003ea790" officeooo:paragraph-rsid="003ea790"/>
    </style:style>
    <style:style style:name="P29" style:family="paragraph" style:parent-style-name="Standard">
      <style:text-properties officeooo:rsid="003ed8a1" officeooo:paragraph-rsid="003ed8a1"/>
    </style:style>
    <style:style style:name="P30" style:family="paragraph" style:parent-style-name="Standard">
      <style:text-properties officeooo:rsid="00401f10" officeooo:paragraph-rsid="00401f10"/>
    </style:style>
    <style:style style:name="P31" style:family="paragraph" style:parent-style-name="Standard">
      <style:text-properties officeooo:rsid="00401f10" officeooo:paragraph-rsid="00908353"/>
    </style:style>
    <style:style style:name="P32" style:family="paragraph" style:parent-style-name="Standard">
      <style:text-properties officeooo:rsid="0041a2fa" officeooo:paragraph-rsid="0041a2fa"/>
    </style:style>
    <style:style style:name="P33" style:family="paragraph" style:parent-style-name="Standard">
      <style:text-properties officeooo:rsid="0041a2fa" officeooo:paragraph-rsid="00908353"/>
    </style:style>
    <style:style style:name="P34" style:family="paragraph" style:parent-style-name="Standard">
      <style:text-properties officeooo:rsid="0041fea5" officeooo:paragraph-rsid="0041fea5"/>
    </style:style>
    <style:style style:name="P35" style:family="paragraph" style:parent-style-name="Standard">
      <style:text-properties officeooo:rsid="0041fea5" officeooo:paragraph-rsid="00908353"/>
    </style:style>
    <style:style style:name="P36" style:family="paragraph" style:parent-style-name="Standard">
      <style:text-properties officeooo:rsid="0043c235" officeooo:paragraph-rsid="0043c235"/>
    </style:style>
    <style:style style:name="P37" style:family="paragraph" style:parent-style-name="Standard">
      <style:text-properties officeooo:rsid="004542eb" officeooo:paragraph-rsid="004542eb"/>
    </style:style>
    <style:style style:name="P38" style:family="paragraph" style:parent-style-name="Standard">
      <style:text-properties officeooo:rsid="004542eb" officeooo:paragraph-rsid="00b00754"/>
    </style:style>
    <style:style style:name="P39" style:family="paragraph" style:parent-style-name="Standard">
      <style:text-properties officeooo:rsid="0045e0f7" officeooo:paragraph-rsid="0045e0f7"/>
    </style:style>
    <style:style style:name="P40" style:family="paragraph" style:parent-style-name="Standard">
      <style:text-properties officeooo:rsid="004ac14e" officeooo:paragraph-rsid="004ac14e"/>
    </style:style>
    <style:style style:name="P41" style:family="paragraph" style:parent-style-name="Standard">
      <style:text-properties officeooo:rsid="003213e4" officeooo:paragraph-rsid="003213e4"/>
    </style:style>
    <style:style style:name="P42" style:family="paragraph" style:parent-style-name="Standard">
      <style:text-properties fo:font-weight="bold" officeooo:rsid="00193780" officeooo:paragraph-rsid="00193780" style:font-weight-asian="bold" style:font-weight-complex="bold"/>
    </style:style>
    <style:style style:name="P43" style:family="paragraph" style:parent-style-name="Standard">
      <style:text-properties officeooo:rsid="006a6794" officeooo:paragraph-rsid="006a6794"/>
    </style:style>
    <style:style style:name="P44" style:family="paragraph" style:parent-style-name="Standard">
      <style:text-properties officeooo:rsid="008e1545" officeooo:paragraph-rsid="008e1545"/>
    </style:style>
    <style:style style:name="P45" style:family="paragraph" style:parent-style-name="Standard">
      <style:text-properties officeooo:rsid="0095331c" officeooo:paragraph-rsid="0095331c"/>
    </style:style>
    <style:style style:name="P46" style:family="paragraph" style:parent-style-name="Standard">
      <style:text-properties officeooo:rsid="009a92ec" officeooo:paragraph-rsid="009a92ec"/>
    </style:style>
    <style:style style:name="P47" style:family="paragraph" style:parent-style-name="Standard">
      <style:text-properties officeooo:rsid="005fc584" officeooo:paragraph-rsid="005fc584"/>
    </style:style>
    <style:style style:name="P48" style:family="paragraph" style:parent-style-name="Standard">
      <style:text-properties officeooo:rsid="00ad9a8d" officeooo:paragraph-rsid="00ad9a8d"/>
    </style:style>
    <style:style style:name="P49" style:family="paragraph" style:parent-style-name="Standard">
      <style:text-properties officeooo:rsid="00adc30b" officeooo:paragraph-rsid="00adc30b"/>
    </style:style>
    <style:style style:name="P50" style:family="paragraph" style:parent-style-name="Standard">
      <style:text-properties style:text-position="0% 100%" officeooo:rsid="00b00754" officeooo:paragraph-rsid="00b00754"/>
    </style:style>
    <style:style style:name="P51" style:family="paragraph" style:parent-style-name="Standard">
      <style:text-properties officeooo:rsid="0019bd20" officeooo:paragraph-rsid="00b2fd69"/>
    </style:style>
    <style:style style:name="P52" style:family="paragraph" style:parent-style-name="Standard">
      <style:text-properties officeooo:rsid="001c3137" officeooo:paragraph-rsid="001c3137"/>
    </style:style>
    <style:style style:name="P53" style:family="paragraph" style:parent-style-name="Standard">
      <style:text-properties officeooo:rsid="00b47757" officeooo:paragraph-rsid="00b47757"/>
    </style:style>
    <style:style style:name="P54" style:family="paragraph" style:parent-style-name="Standard">
      <style:text-properties officeooo:rsid="00b4befc" officeooo:paragraph-rsid="00b4befc"/>
    </style:style>
    <style:style style:name="P55" style:family="paragraph" style:parent-style-name="Standard">
      <style:text-properties officeooo:rsid="00235fbf" officeooo:paragraph-rsid="00b6b06d"/>
    </style:style>
    <style:style style:name="P56" style:family="paragraph" style:parent-style-name="Standard">
      <style:text-properties officeooo:rsid="00b76f9b" officeooo:paragraph-rsid="00b76f9b"/>
    </style:style>
    <style:style style:name="P57" style:family="paragraph" style:parent-style-name="Standard">
      <style:text-properties officeooo:rsid="002bac99" officeooo:paragraph-rsid="007e000d"/>
    </style:style>
    <style:style style:name="P58" style:family="paragraph" style:parent-style-name="Standard">
      <style:text-properties officeooo:rsid="00b8bade" officeooo:paragraph-rsid="00b8bade"/>
    </style:style>
    <style:style style:name="P59" style:family="paragraph" style:parent-style-name="Standard">
      <style:text-properties officeooo:rsid="00baa3f9" officeooo:paragraph-rsid="00baa3f9"/>
    </style:style>
    <style:style style:name="P60" style:family="paragraph" style:parent-style-name="Standard">
      <style:text-properties officeooo:rsid="00bc52f6" officeooo:paragraph-rsid="00bc52f6"/>
    </style:style>
    <style:style style:name="P61" style:family="paragraph" style:parent-style-name="Standard">
      <style:text-properties officeooo:rsid="008522da" officeooo:paragraph-rsid="00becb0c"/>
    </style:style>
    <style:style style:name="P62" style:family="paragraph" style:parent-style-name="Standard">
      <style:text-properties officeooo:rsid="00c0091d" officeooo:paragraph-rsid="00c0091d"/>
    </style:style>
    <style:style style:name="P63" style:family="paragraph" style:parent-style-name="Standard">
      <style:text-properties officeooo:rsid="00c09472" officeooo:paragraph-rsid="00c09472"/>
    </style:style>
    <style:style style:name="P64" style:family="paragraph" style:parent-style-name="Standard">
      <style:text-properties officeooo:rsid="00366148" officeooo:paragraph-rsid="00c34bdb"/>
    </style:style>
    <style:style style:name="P65" style:family="paragraph" style:parent-style-name="Standard">
      <style:text-properties officeooo:rsid="0036c3bd" officeooo:paragraph-rsid="0036c3bd"/>
    </style:style>
    <style:style style:name="P66" style:family="paragraph" style:parent-style-name="Standard">
      <style:text-properties officeooo:rsid="00382266" officeooo:paragraph-rsid="00382266"/>
    </style:style>
    <style:style style:name="P67" style:family="paragraph" style:parent-style-name="Standard">
      <style:text-properties officeooo:rsid="00382266" officeooo:paragraph-rsid="00c4e0e0"/>
    </style:style>
    <style:style style:name="P68" style:family="paragraph" style:parent-style-name="Standard">
      <style:text-properties officeooo:rsid="00382266" officeooo:paragraph-rsid="00c4fed6"/>
    </style:style>
    <style:style style:name="P69" style:family="paragraph" style:parent-style-name="Standard">
      <style:text-properties officeooo:rsid="00c56558" officeooo:paragraph-rsid="00c56558"/>
    </style:style>
    <style:style style:name="P70" style:family="paragraph" style:parent-style-name="Standard">
      <style:text-properties officeooo:rsid="00c57387" officeooo:paragraph-rsid="00c57387"/>
    </style:style>
    <style:style style:name="P71" style:family="paragraph" style:parent-style-name="Standard">
      <style:text-properties officeooo:rsid="00c5f106" officeooo:paragraph-rsid="00c5f106"/>
    </style:style>
    <style:style style:name="P72" style:family="paragraph" style:parent-style-name="Standard">
      <style:text-properties officeooo:rsid="00378e47" officeooo:paragraph-rsid="00c62313"/>
    </style:style>
    <style:style style:name="P73" style:family="paragraph" style:parent-style-name="Standard">
      <style:text-properties officeooo:rsid="00c75c24" officeooo:paragraph-rsid="00c8b7d3"/>
    </style:style>
    <style:style style:name="P74" style:family="paragraph" style:parent-style-name="Standard">
      <style:text-properties officeooo:rsid="0039a6c8" officeooo:paragraph-rsid="00c8b7d3"/>
    </style:style>
    <style:style style:name="P75" style:family="paragraph" style:parent-style-name="Standard">
      <style:text-properties officeooo:rsid="0045e0f7" officeooo:paragraph-rsid="00d0aa57"/>
    </style:style>
    <style:style style:name="P76" style:family="paragraph" style:parent-style-name="Standard">
      <style:text-properties officeooo:rsid="0047c4a2" officeooo:paragraph-rsid="0047c4a2"/>
    </style:style>
    <style:style style:name="P77" style:family="paragraph" style:parent-style-name="Standard">
      <style:text-properties officeooo:rsid="00d23ad4" officeooo:paragraph-rsid="00d23ad4"/>
    </style:style>
    <style:style style:name="P78" style:family="paragraph" style:parent-style-name="Standard">
      <style:text-properties officeooo:rsid="00455377" officeooo:paragraph-rsid="00455377"/>
    </style:style>
    <style:style style:name="P79" style:family="paragraph" style:parent-style-name="Standard">
      <style:text-properties officeooo:rsid="00d2d1b7" officeooo:paragraph-rsid="00d2d1b7"/>
    </style:style>
    <style:style style:name="P80" style:family="paragraph" style:parent-style-name="Standard">
      <style:text-properties officeooo:rsid="00d335f1" officeooo:paragraph-rsid="00d335f1"/>
    </style:style>
    <style:style style:name="T1" style:family="text">
      <style:text-properties officeooo:rsid="00181ded"/>
    </style:style>
    <style:style style:name="T2" style:family="text">
      <style:text-properties officeooo:rsid="001c3137"/>
    </style:style>
    <style:style style:name="T3" style:family="text">
      <style:text-properties officeooo:rsid="001d7a77"/>
    </style:style>
    <style:style style:name="T4" style:family="text">
      <style:text-properties officeooo:rsid="001f693c"/>
    </style:style>
    <style:style style:name="T5" style:family="text">
      <style:text-properties officeooo:rsid="0024f581"/>
    </style:style>
    <style:style style:name="T6" style:family="text">
      <style:text-properties style:text-position="super 58%"/>
    </style:style>
    <style:style style:name="T7" style:family="text">
      <style:text-properties style:text-position="super 58%" officeooo:rsid="0041fea5"/>
    </style:style>
    <style:style style:name="T8" style:family="text">
      <style:text-properties style:text-position="super 58%" officeooo:rsid="00ad6e4b"/>
    </style:style>
    <style:style style:name="T9" style:family="text">
      <style:text-properties officeooo:rsid="0041fea5"/>
    </style:style>
    <style:style style:name="T10" style:family="text">
      <style:text-properties officeooo:rsid="0043c235"/>
    </style:style>
    <style:style style:name="T11" style:family="text">
      <style:text-properties officeooo:rsid="00496504"/>
    </style:style>
    <style:style style:name="T12" style:family="text">
      <style:text-properties officeooo:rsid="0049db11"/>
    </style:style>
    <style:style style:name="T13" style:family="text">
      <style:text-properties officeooo:rsid="004ac14e"/>
    </style:style>
    <style:style style:name="T14" style:family="text">
      <style:text-properties officeooo:rsid="004b3336"/>
    </style:style>
    <style:style style:name="T15" style:family="text">
      <style:text-properties officeooo:rsid="004cd219"/>
    </style:style>
    <style:style style:name="T16" style:family="text">
      <style:text-properties officeooo:rsid="004ebf18"/>
    </style:style>
    <style:style style:name="T17" style:family="text">
      <style:text-properties officeooo:rsid="00524b8b"/>
    </style:style>
    <style:style style:name="T18" style:family="text">
      <style:text-properties officeooo:rsid="0052a7f1"/>
    </style:style>
    <style:style style:name="T19" style:family="text">
      <style:text-properties officeooo:rsid="005412f5"/>
    </style:style>
    <style:style style:name="T20" style:family="text">
      <style:text-properties officeooo:rsid="0054f5e2"/>
    </style:style>
    <style:style style:name="T21" style:family="text">
      <style:text-properties officeooo:rsid="00595853"/>
    </style:style>
    <style:style style:name="T22" style:family="text">
      <style:text-properties officeooo:rsid="005c1b2c"/>
    </style:style>
    <style:style style:name="T23" style:family="text">
      <style:text-properties officeooo:rsid="005daacb"/>
    </style:style>
    <style:style style:name="T24" style:family="text">
      <style:text-properties officeooo:rsid="005e09ee"/>
    </style:style>
    <style:style style:name="T25" style:family="text">
      <style:text-properties officeooo:rsid="005e1a6a"/>
    </style:style>
    <style:style style:name="T26" style:family="text">
      <style:text-properties officeooo:rsid="00610c55"/>
    </style:style>
    <style:style style:name="T27" style:family="text">
      <style:text-properties officeooo:rsid="0062818b"/>
    </style:style>
    <style:style style:name="T28" style:family="text">
      <style:text-properties officeooo:rsid="00658ddc"/>
    </style:style>
    <style:style style:name="T29" style:family="text">
      <style:text-properties officeooo:rsid="00686b84"/>
    </style:style>
    <style:style style:name="T30" style:family="text">
      <style:text-properties officeooo:rsid="006cc72f"/>
    </style:style>
    <style:style style:name="T31" style:family="text">
      <style:text-properties officeooo:rsid="0070790e"/>
    </style:style>
    <style:style style:name="T32" style:family="text">
      <style:text-properties officeooo:rsid="0071a5f2"/>
    </style:style>
    <style:style style:name="T33" style:family="text">
      <style:text-properties officeooo:rsid="0079ae34"/>
    </style:style>
    <style:style style:name="T34" style:family="text">
      <style:text-properties officeooo:rsid="007ad630"/>
    </style:style>
    <style:style style:name="T35" style:family="text">
      <style:text-properties officeooo:rsid="008af06f"/>
    </style:style>
    <style:style style:name="T36" style:family="text">
      <style:text-properties officeooo:rsid="008d9a6f"/>
    </style:style>
    <style:style style:name="T37" style:family="text">
      <style:text-properties officeooo:rsid="008ff113"/>
    </style:style>
    <style:style style:name="T38" style:family="text">
      <style:text-properties officeooo:rsid="00907c9e"/>
    </style:style>
    <style:style style:name="T39" style:family="text">
      <style:text-properties officeooo:rsid="00908353"/>
    </style:style>
    <style:style style:name="T40" style:family="text">
      <style:text-properties officeooo:rsid="0094dd2b"/>
    </style:style>
    <style:style style:name="T41" style:family="text">
      <style:text-properties officeooo:rsid="00954323"/>
    </style:style>
    <style:style style:name="T42" style:family="text">
      <style:text-properties officeooo:rsid="009609c8"/>
    </style:style>
    <style:style style:name="T43" style:family="text">
      <style:text-properties officeooo:rsid="0099a7ac"/>
    </style:style>
    <style:style style:name="T44" style:family="text">
      <style:text-properties officeooo:rsid="00a0422e"/>
    </style:style>
    <style:style style:name="T45" style:family="text">
      <style:text-properties officeooo:rsid="00a2f94e"/>
    </style:style>
    <style:style style:name="T46" style:family="text">
      <style:text-properties officeooo:rsid="00a4e939"/>
    </style:style>
    <style:style style:name="T47" style:family="text">
      <style:text-properties officeooo:rsid="00a67568"/>
    </style:style>
    <style:style style:name="T48" style:family="text">
      <style:text-properties officeooo:rsid="00a76c2c"/>
    </style:style>
    <style:style style:name="T49" style:family="text">
      <style:text-properties officeooo:rsid="00a88e0c"/>
    </style:style>
    <style:style style:name="T50" style:family="text">
      <style:text-properties officeooo:rsid="00ac9456"/>
    </style:style>
    <style:style style:name="T51" style:family="text">
      <style:text-properties officeooo:rsid="00ad6e4b"/>
    </style:style>
    <style:style style:name="T52" style:family="text">
      <style:text-properties officeooo:rsid="00ae06bd"/>
    </style:style>
    <style:style style:name="T53" style:family="text">
      <style:text-properties style:text-position="0% 100%" officeooo:rsid="00b00754"/>
    </style:style>
    <style:style style:name="T54" style:family="text">
      <style:text-properties officeooo:rsid="00b2fd69"/>
    </style:style>
    <style:style style:name="T55" style:family="text">
      <style:text-properties officeooo:rsid="00b4befc"/>
    </style:style>
    <style:style style:name="T56" style:family="text">
      <style:text-properties officeooo:rsid="00b62b2f"/>
    </style:style>
    <style:style style:name="T57" style:family="text">
      <style:text-properties officeooo:rsid="00b76f9b"/>
    </style:style>
    <style:style style:name="T58" style:family="text">
      <style:text-properties officeooo:rsid="00b8bade"/>
    </style:style>
    <style:style style:name="T59" style:family="text">
      <style:text-properties officeooo:rsid="007e000d"/>
    </style:style>
    <style:style style:name="T60" style:family="text">
      <style:text-properties officeooo:rsid="00bd1bd0"/>
    </style:style>
    <style:style style:name="T61" style:family="text">
      <style:text-properties officeooo:rsid="00be0ba5"/>
    </style:style>
    <style:style style:name="T62" style:family="text">
      <style:text-properties officeooo:rsid="00bedb10"/>
    </style:style>
    <style:style style:name="T63" style:family="text">
      <style:text-properties officeooo:rsid="00c131f4"/>
    </style:style>
    <style:style style:name="T64" style:family="text">
      <style:text-properties officeooo:rsid="00c34bdb"/>
    </style:style>
    <style:style style:name="T65" style:family="text">
      <style:text-properties officeooo:rsid="00c45eff"/>
    </style:style>
    <style:style style:name="T66" style:family="text">
      <style:text-properties officeooo:rsid="00c62313"/>
    </style:style>
    <style:style style:name="T67" style:family="text">
      <style:text-properties officeooo:rsid="0039a6c8"/>
    </style:style>
    <style:style style:name="T68" style:family="text">
      <style:text-properties officeooo:rsid="00caa867"/>
    </style:style>
    <style:style style:name="T69" style:family="text">
      <style:text-properties officeooo:rsid="00caae5e"/>
    </style:style>
    <style:style style:name="T70" style:family="text">
      <style:text-properties officeooo:rsid="00cd4731"/>
    </style:style>
    <style:style style:name="T71" style:family="text">
      <style:text-properties officeooo:rsid="00cdd16b"/>
    </style:style>
    <style:style style:name="T72" style:family="text">
      <style:text-properties officeooo:rsid="00ceee52"/>
    </style:style>
    <style:style style:name="T73" style:family="text">
      <style:text-properties officeooo:rsid="00d335f1"/>
    </style:style>
    <style:style style:name="T74" style:family="text">
      <style:text-properties officeooo:rsid="00d4407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everybody, my name is LE Van Linh.</text:p>
      <text:p text:style-name="P1">Today, I am very pleasured to present our works about predicting the landmarks on <text:span text:style-name="T27">biological imagess</text:span>.</text:p>
      <text:p text:style-name="P1">This is a collaborative-research with Marie <text:span text:style-name="T11">BEURTON-AIMAR</text:span>, <text:span text:style-name="T1">Akka ZEMMARI, who are my supervisors. They are working at LaBRI, Bordeaux University; and, Nicolas PARISEY, he is a researcher in France.</text:span></text:p>
      <text:p text:style-name="P1"/>
      <text:p text:style-name="P2">Slide <text:span text:style-name="T3">1</text:span></text:p>
      <text:p text:style-name="P2">In the research, we study the interaction between the evolution of insect with the environment based on the morphometry characteristic<text:span text:style-name="T12">s</text:span> for examples shape, size, landmarks.</text:p>
      <text:p text:style-name="P42">As a collaboration with the biologists, in this study, we have chosen landmarks to <text:span text:style-name="T40">study</text:span>.</text:p>
      <text:p text:style-name="P2">Landmark is a kind of point of interest <text:span text:style-name="T31">defined by the biologists.</text:span></text:p>
      <text:p text:style-name="P45">From the <text:s/>information of landmarks, the biologists can evaluate the evolution of <text:span text:style-name="T41">organism</text:span>.</text:p>
      <text:p text:style-name="P3">for example, the intersection of veins on fly wings, the corner of beetle’s pronotum.</text:p>
      <text:p text:style-name="P3"/>
      <text:p text:style-name="P3">Slide <text:span text:style-name="T3">2</text:span></text:p>
      <text:p text:style-name="P4">In this <text:span text:style-name="T43">project</text:span>, we <text:span text:style-name="T42">work on</text:span> a dataset includes 293 beetle <text:span text:style-name="T32">images</text:span> in France. </text:p>
      <text:p text:style-name="P51">For each beetle, we have captured 5 images corresponding to 5 parts of beetles. </text:p>
      <text:p text:style-name="P51">All the images are taken under <text:span text:style-name="T2">the </text:span>same camera with the same conditions.</text:p>
      <text:p text:style-name="P46">For each part, a set of manual landmarks have been provides by biologists.</text:p>
      <text:p text:style-name="P3">In the context of this study, we <text:span text:style-name="T54">use the images of 3 parts but we</text:span> focus on pronotum images</text:p>
      <text:p text:style-name="P3"/>
      <text:p text:style-name="P5">Slide <text:span text:style-name="T4">3</text:span></text:p>
      <text:p text:style-name="P54">3-1</text:p>
      <text:p text:style-name="P53">To predict the landmarks on pronotum, the normal way is using the image processing.</text:p>
      <text:p text:style-name="P53">But in the case of pronotum, the image are very noise and difficult to segment.</text:p>
      <text:p text:style-name="P53">Additional, the lan<text:span text:style-name="T33">dmarks stay both on the shape and inside the object.</text:span></text:p>
      <text:p text:style-name="P6">3-<text:span text:style-name="T55">2</text:span></text:p>
      <text:p text:style-name="P5">So, <text:span text:style-name="T4">the question is</text:span> <text:span text:style-name="T4">h</text:span>ow to predict the landmarks on pronotum images <text:span text:style-name="T28">without segmentation step</text:span>?</text:p>
      <text:p text:style-name="P6">In this presentation, I will <text:span text:style-name="T12">show</text:span> you the method that we <text:span text:style-name="T12">have </text:span>use<text:span text:style-name="T12">d</text:span> to solve this question.</text:p>
      <text:p text:style-name="P6"/>
      <text:p text:style-name="P6">Slide 4</text:p>
      <text:p text:style-name="P7">In this presentatio<text:span text:style-name="T13">n</text:span>, firstly I will present a short summary about deep learning and convolutional neural network.</text:p>
      <text:p text:style-name="P7">Then, I will talk about our network which we have used to predict the landmarks on pronotum images. In this part, I will also talk about the process to augment our data and the experiments.</text:p>
      <text:p text:style-name="P8">At the end, <text:span text:style-name="T34">I</text:span> would like to show the result that we have obtained.</text:p>
      <text:p text:style-name="P8"/>
      <text:p text:style-name="P9">Slide 5</text:p>
      <text:p text:style-name="P10">5-1</text:p>
      <text:p text:style-name="P55">As we known, deep learning is a class of machine learning <text:span text:style-name="T56">methods</text:span>. </text:p>
      <text:p text:style-name="P55">It use a cascade of multi layers to extract and transform the features. </text:p>
      <text:p text:style-name="P55">The output of a layer may be used as input of the next layer. </text:p>
      <text:p text:style-name="P55"><text:span text:style-name="T5">Like other machine learning methods, deep learning can also learn in supervised or unsupervised mode.</text:span></text:p>
      <text:p text:style-name="P11">5-2</text:p>
      <text:p text:style-name="P11">From the beginning until now, deep learning have applied in many tasks in different subjects, such as computer vision, speech recognition, or language translation,…</text:p>
      <text:p text:style-name="P11"/>
      <text:p text:style-name="P12">Slide 6</text:p>
      <text:p text:style-name="P40">In the methods of deep learning, CNN <text:span text:style-name="T14">have been</text:span> known as <text:span text:style-name="T57">the most </text:span>popular method.</text:p>
      <text:p text:style-name="P14"><text:soft-page-break/>A CNN usually contains an input, an output and multiple hidden layers between input and output. </text:p>
      <text:p text:style-name="P14">The computing in CNN is mostly affect in 3 dimensions: width, height and depth.</text:p>
      <text:p text:style-name="P13">Some commonly layers that used as hidden layers in CNN are <text:s/>CONV, POOLING, DROPOUT, …</text:p>
      <text:p text:style-name="P56">The image in this slide presents for an example of CNN</text:p>
      <text:p text:style-name="P56"/>
      <text:p text:style-name="P15">Slide 7</text:p>
      <text:p text:style-name="P17">7-1</text:p>
      <text:p text:style-name="P16">Based on the knowledge about deep learning and CNN. <text:span text:style-name="T58">To predict the landmarks, we have proposed a network includes combining of CONV layers, max POOLING layers and Full-connected layers.</text:span></text:p>
      <text:p text:style-name="P58">But the output are not good.</text:p>
      <text:p text:style-name="P59">7-2</text:p>
      <text:p text:style-name="P58">After several testing, we have decided to keep the<text:span text:style-name="T59"> concept of “elemantary block”, to build the network.</text:span></text:p>
      <text:p text:style-name="P16">Each elementary block includes a CONV layer, a max POOL layer and a DROPOUT layer.</text:p>
      <text:p text:style-name="P16"/>
      <text:p text:style-name="P60">Slide 8</text:p>
      <text:p text:style-name="P18">Our model includes 3 elementary blocks, followed by 3 full-connected layers and a dropout layers. The <text:s/>output of the last FC layer is 16 corresponding to the coordinates of 8 landmarks on pronotum <text:span text:style-name="T29">images</text:span>.</text:p>
      <text:p text:style-name="P41">That is the architecture of our network.</text:p>
      <text:p text:style-name="P41"/>
      <text:p text:style-name="P19">Slide <text:span text:style-name="T60">9</text:span></text:p>
      <text:p text:style-name="P20"><text:span text:style-name="T61">9</text:span>-1</text:p>
      <text:p text:style-name="P43">The next of presentation, I would like to tell you the data augmentation method. </text:p>
      <text:p text:style-name="P61">As mentioned before, we just have 293 <text:span text:style-name="T44">RGB </text:span>images. This number is very small if we would like to use deep learning. </text:p>
      <text:p text:style-name="P61">So, we <text:span text:style-name="T62">have</text:span> proposed 2 strategies to augment the dataset.</text:p>
      <text:p text:style-name="P20">In the first strategy, we have added a constant for each channels of the images.</text:p>
      <text:p text:style-name="P62">9-2</text:p>
      <text:p text:style-name="P20">In the second strategy, we have split the channels of the images. </text:p>
      <text:p text:style-name="P63">9-3</text:p>
      <text:p text:style-name="P21"><text:span text:style-name="T45">At the end of this process, </text:span>we have six version<text:span text:style-name="T15">s of image f</text:span>rom a<text:span text:style-name="T16">n</text:span> original image <text:span text:style-name="T46">by applying 2 strategies of augmentation data</text:span>. In total, we have 2,051 images.</text:p>
      <text:p text:style-name="P20"/>
      <text:p text:style-name="P22">Slide <text:span text:style-name="T63">10</text:span></text:p>
      <text:p text:style-name="P24">The model have been trained with 1,820 images in 5,000 epochs.</text:p>
      <text:p text:style-name="P64">During training, <text:span text:style-name="T64">the cross-validation method has been applied to select the training data and the testing data. T</text:span>he momentum and learning rate have been adjusted to adapt with the number of epochs.</text:p>
      <text:p text:style-name="P23">The image shows the losses during training, the blue curve presents for the training loss and green curves is validation loss.</text:p>
      <text:p text:style-name="P23"/>
      <text:p text:style-name="P65">Slide 1<text:span text:style-name="T65">1</text:span></text:p>
      <text:p text:style-name="P69">11-1</text:p>
      <text:p text:style-name="P67"><text:span text:style-name="T18">In the first evaluation</text:span>, we considers <text:span text:style-name="T19">the</text:span> quality metrics <text:span text:style-name="T20">between the coordinates of predicted and manual landmarks. Table in this slide shows the coefficient on 3 quality metrics</text:span></text:p>
      <text:p text:style-name="P68">The metrics of x and y coordinates are very high quality.</text:p>
      <text:p text:style-name="P70">11-2</text:p>
      <text:p text:style-name="P71">Then, we display the landmarks on real images. </text:p>
      <text:p text:style-name="P72">Images <text:span text:style-name="T35">in this slide</text:span> show the predicted landmarks on the images. </text:p>
      <text:p text:style-name="P72">In case a, we present the result on a good prediction, while image b is a not good result.</text:p>
      <text:p text:style-name="P25"/>
      <text:p text:style-name="P66">Slide 1<text:span text:style-name="T66">2</text:span></text:p>
      <text:p text:style-name="P73"><text:bookmark text:name="envc4ca4238a0b92782t6c7~09a6f7514MO"/>To have a correct assessment of predicted coordinates, we calculate the distance <text:span text:style-name="T67">between the predicted and manual landmarks, </text:span></text:p>
      <text:p text:style-name="P73"><text:span text:style-name="T67">Then we calculate average distance per landmark. </text:span></text:p>
      <text:p text:style-name="P74"><text:soft-page-break/><text:span text:style-name="T17">The table below shows the statistic on average distance per landmark</text:span>. </text:p>
      <text:p text:style-name="P74"><text:span text:style-name="T21">The minimum distance is 4 pixels. In image processing, this results are not</text:span> precise.</text:p>
      <text:p text:style-name="P28">So, we turn the study to another strategy: transfer learning</text:p>
      <text:p text:style-name="P27"/>
      <text:p text:style-name="P26">Slide 1<text:span text:style-name="T68">3</text:span></text:p>
      <text:p text:style-name="P29">Transfer learning is a research problem in machine learning that re-uses a model that developed for a specific task/dataset to another task with another dataset.</text:p>
      <text:p text:style-name="P29"><text:span text:style-name="T36">And</text:span> fine-tuning is known as a scenario of transfer learning. That is technique that we retrains a pre-trained model on a new dataset.</text:p>
      <text:p text:style-name="P44">Pre-train a model is time-consuming. So, in some libraries, <text:span text:style-name="T37">they have shared the pre-trained model on some networks for example, Model Zoo in Caffe library.</text:span></text:p>
      <text:p text:style-name="P44"/>
      <text:p text:style-name="P30">Slide 1<text:span text:style-name="T69">4</text:span></text:p>
      <text:p text:style-name="P30">1<text:span text:style-name="T69">4</text:span> - 1</text:p>
      <text:p text:style-name="P30">Come back again with our problem, we have <text:span text:style-name="T47">fine-tuned</text:span> <text:span text:style-name="T48">our data on </text:span>some pre-trained model, such as VGG-<text:span text:style-name="T38">16, 19</text:span>, ResNet50. <text:span text:style-name="T22">But</text:span>, the results are not precise on our data.</text:p>
      <text:p text:style-name="P31">So, we have decided to train our model on a combin<text:span text:style-name="T48">ing</text:span> data<text:span text:style-name="T23">set includes the images of</text:span> 3 parts of beetle: head, body and pro<text:span text:style-name="T39">no</text:span>tum <text:span text:style-name="T49">parts</text:span>. </text:p>
      <text:p text:style-name="P31">Then, we will fine-tune the pre-trained model on pronotum images.</text:p>
      <text:p text:style-name="P32">However, the number of landmarks are different on each part, for examples: we have 10 landmarks on head parts, 11 landmarks on body part and 8 landmarks on pronotum part.</text:p>
      <text:p text:style-name="P32">1<text:span text:style-name="T70">4</text:span>-<text:span text:style-name="T70">2</text:span> </text:p>
      <text:p text:style-name="P33">For biologists, the landmarks have a specific meaning. We cannot <text:span text:style-name="T24">arbitrary</text:span> add the landmarks. </text:p>
      <text:p text:style-name="P33">So, we have decided to remove some landmarks on body and head parts. </text:p>
      <text:p text:style-name="P33">Specifically, we have remove<text:span text:style-name="T25">d</text:span> the landmark 5<text:span text:style-name="T7">th</text:span><text:span text:style-name="T9"> </text:span>and 6<text:span text:style-name="T6">th</text:span> on head part, and the landmark 1<text:span text:style-name="T6">st</text:span>, 6<text:span text:style-name="T6">th</text:span> and 9<text:span text:style-name="T6">th</text:span> on body part.</text:p>
      <text:p text:style-name="P32"/>
      <text:p text:style-name="P34">Slide 1<text:span text:style-name="T71">5</text:span></text:p>
      <text:p text:style-name="P36"/>
      <text:p text:style-name="P35">By doing the same evaluation way, we have calculated the average distance between the <text:span text:style-name="T25">predicted and manual</text:span> landmarks. </text:p>
      <text:p text:style-name="P35">The results show that <text:span text:style-name="T10">the</text:span> quality of <text:span text:style-name="T10">predicted </text:span>landmarks have been improved significantly. </text:p>
      <text:p text:style-name="P37">The table in this slide show the average distance<text:span text:style-name="T30">s</text:span> and standard deviation<text:span text:style-name="T30">s</text:span> of two studying processes.</text:p>
      <text:p text:style-name="P37">We can clearly see that the result have been improved <text:span text:style-name="T50">in the case of fine-tuning</text:span>.</text:p>
      <text:p text:style-name="P37"/>
      <text:p text:style-name="P37">Slide 1<text:span text:style-name="T72">6</text:span></text:p>
      <text:p text:style-name="P48">1<text:span text:style-name="T72">6</text:span>-1</text:p>
      <text:p text:style-name="P37">In this slide, I show you <text:span text:style-name="T51">the</text:span> distribution of distances on <text:span text:style-name="T51">the best result ( the</text:span> landmarks 1<text:span text:style-name="T6">st</text:span><text:span text:style-name="T8">)</text:span> </text:p>
      <text:p text:style-name="P47">The left image is the result when we trained the model from scratch, and the right side is the result when we apply fine-tuning.</text:p>
      <text:p text:style-name="P49">1<text:span text:style-name="T72">6</text:span>-2</text:p>
      <text:p text:style-name="P38"><text:span text:style-name="T52">And this is the distribution of distance on the worst result (</text:span>landmark 6<text:span text:style-name="T6">th</text:span><text:span text:style-name="T53">)</text:span></text:p>
      <text:p text:style-name="P50"/>
      <text:p text:style-name="P78">Slide 1<text:span text:style-name="T72">7</text:span></text:p>
      <text:p text:style-name="P79">17-1</text:p>
      <text:p text:style-name="P39">In this study, we have proposed a CNN to predict the landmarks on pronotum images.</text:p>
      <text:p text:style-name="P39"><text:soft-page-break/>We have also proposed a new method to augment the dataset.</text:p>
      <text:p text:style-name="P39">For experiments, we have applied two techniques to evaluate the model: training from scratch and fine-tuning.</text:p>
      <text:p text:style-name="P75"><text:span text:style-name="T26">The model can detect the landmarks</text:span> without a segmentation step. </text:p>
      <text:p text:style-name="P75">And <text:span text:style-name="T39">i</text:span>t allows to rep<text:span text:style-name="T39">l</text:span>ace the manual landmarks.</text:p>
      <text:p text:style-name="P77">17-2</text:p>
      <text:p text:style-name="P76">In the future, we will <text:span text:style-name="T73">applying the same method on body and head parts.</text:span></text:p>
      <text:p text:style-name="P80">Because the <text:span text:style-name="T74">pre-trained models do not work with our problem.</text:span></text:p>
      <text:p text:style-name="P80"><text:span text:style-name="T74">So</text:span>, we will go deeply how to design a pre-trained model <text:s/>for the class of this problem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4T16:07:57.219253143</meta:creation-date>
    <meta:generator>LibreOffice/5.1.6.2$Linux_X86_64 LibreOffice_project/10m0$Build-2</meta:generator>
    <dc:date>2018-05-10T12:44:32.876118068</dc:date>
    <meta:editing-duration>PT8H43M50S</meta:editing-duration>
    <meta:editing-cycles>188</meta:editing-cycles>
    <meta:document-statistic meta:table-count="0" meta:image-count="0" meta:object-count="0" meta:page-count="4" meta:paragraph-count="115" meta:word-count="1391" meta:character-count="8006" meta:non-whitespace-character-count="6704"/>
  </office:meta>
</office:document-meta>
</file>